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Default_7e_LT_7e_Gliederung_20_1" style:list-style-name="L1">
      <style:text-properties style:font-name="Liberation Serif" fo:font-size="12pt" style:font-size-asian="12pt" style:font-size-complex="12pt"/>
    </style:style>
    <style:style style:name="T1" style:family="text">
      <style:text-properties fo:font-size="16pt" fo:font-weight="bold" style:font-size-asian="14pt" style:font-weight-asian="bold" style:font-size-complex="16pt"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 text:c="6"/><text:span text:style-name="T1">Lexical Blends Overview</text:span></text:p>
      <text:p text:style-name="Standard"/>
      <text:p text:style-name="Standard">Neologisms—newly coined words or new senses of an existing word—are constantly being introduced into a language, often for the purpose of naming a new concept. Domains that are culturally prominent or that are rapidly advancing, such as electronic communication and the Internet, often contain many neologisms, although novel words arise throughout a language. Consequently, any natural language processing (NLP) system operating on recently produced text will encounter new words. Because lexical resources are often a key component of an NLP system, performance of the entire system will likely suffer due to missing lexical information for neologisms. Ideally, an NLP system could identify neologisms as such, and then infer various aspects of their syntactic or semantic properties necessary for the computational task at hand. </text:p>
      <text:p text:style-name="Standard"/>
      <text:p text:style-name="Standard">One type of neologisms are lexical blends. Most blends are formed by combining a prefix of one source word with a suffix of another source word, as in brunch (breakfast and lunch). There may be overlap in the contribution of the source words, as in fantabulous ( fantastic and fabulous). It is also possible that one or both source words are entirely present, for example, jetiquette ( jet etiquette).</text:p>
      <text:p text:style-name="Standard"/>
      <text:p text:style-name="Standard">My project is to build a system, which could correctly guess the source words from which blend are made. For this purpose I am going to use machine learning techniques to train the system. However, this problem is not suited for common techniques. The reason is that we are not trying to divide a data set into some clusters, we are more interested in the ranking of the word pairs and we only need the top ranked pair (if blend is made from two words).</text:p>
      <text:p text:style-name="Standard"/>
      <text:p text:style-name="Standard">There is already some studies made into this problem and some papers already published. One of them is Paul Cook's and Suzanne Stevenson's paper titled “Automatically Identifying the Source Words of Lexical Blends in English ”. Thus my first goal of the project is to recreate what they have done and try to make the same system as they had. I also have the same data set, which they used for their experiments, thus I hope to even get the same results. If it is not possible, I hope to at least have as much similar system as they had. Then I have the running system I am going to try add more features of the blends to improve the performance of the system. Also, I would like to try out different machine learning techniques, because it also might improve the overall system. Lastly, I will experiments with the systems using the original Cook's system as the baseline and evaluate the performance of my added features and machine learning techniques.</text:p>
      <text:p text:style-name="Standard"/>
      <text:p text:style-name="Standard">Overall, my goal is to improve the system, which is described in Cook's and Stevenson's paper, and have a valid system for finding source word for the blends.</text:p>
      <text:p text:style-name="Standard"/>
      <text:p text:style-name="Standard">My time line for the project is:</text:p>
      <text:p text:style-name="Standard"/>
      <text:list xml:id="list331483130" text:style-name="L1">
        <text:list-item>
          <text:p text:style-name="P1">to have Cook's system by the end of this semester,</text:p>
        </text:list-item>
        <text:list-item>
          <text:p text:style-name="P1">try out different features of blends and different machines learning techniques by the half of second semester,</text:p>
        </text:list-item>
        <text:list-item>
          <text:p text:style-name="P1">experiment and evaluate the systems and write the report by the end of second semest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text-properties fo:font-size="28pt" style:font-size-asian="28pt" style:font-size-complex="28pt"/>
    </style:style>
    <style:style style:name="Title_20_Slide_7e_LT_7e_Gliederung_20_3" style:display-name="Title Slide~LT~Gliederung 3" style:family="paragraph" style:parent-style-name="Title_20_Slide_7e_LT_7e_Gliederung_20_2">
      <style:paragraph-properties fo:margin-top="0in" fo:margin-bottom="0.1181in"/>
      <style:text-properties fo:font-size="24pt" style:font-size-asian="24pt" style:font-size-complex="24pt"/>
    </style:style>
    <style:style style:name="Title_20_Slide_7e_LT_7e_Gliederung_20_4" style:display-name="Title Slide~LT~Gliederung 4" style:family="paragraph" style:parent-style-name="Title_20_Slide_7e_LT_7e_Gliederung_20_3">
      <style:paragraph-properties fo:margin-top="0in" fo:margin-bottom="0.0783in"/>
      <style:text-properties fo:font-size="20pt" style:font-size-asian="20pt" style:font-size-complex="20pt"/>
    </style:style>
    <style:style style:name="Title_20_Slide_7e_LT_7e_Gliederung_20_5" style:display-name="Title Slide~LT~Gliederung 5" style:family="paragraph" style:parent-style-name="Title_20_Slide_7e_LT_7e_Gliederung_20_4">
      <style:paragraph-properties fo:margin-top="0in" fo:margin-bottom="0.0398in"/>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style:text-autospace="none"/>
      <style:text-properties style:use-window-font-color="true" style:font-name="WenQuanYi Micro Hei" fo:font-size="12pt" style:letter-kerning="true" style:font-name-asian="WenQuanYi Micro Hei" style:font-size-asian="12pt" style:font-name-complex="WenQuanYi Micro Hei" style:font-size-complex="12pt"/>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Dabulskis</meta:initial-creator>
    <meta:creation-date>2012-10-16T11:42:56</meta:creation-date>
    <dc:date>2012-10-17T12:25:47</dc:date>
    <dc:creator>Mindaugas Dabulskis</dc:creator>
    <meta:editing-duration>PT1H45M39S</meta:editing-duration>
    <meta:editing-cycles>6</meta:editing-cycles>
    <meta:generator>LibreOffice/3.5$Linux_x86 LibreOffice_project/350m1$Build-2</meta:generator>
    <meta:document-statistic meta:table-count="0" meta:image-count="0" meta:object-count="0" meta:page-count="1" meta:paragraph-count="10" meta:word-count="530" meta:character-count="2873" meta:non-whitespace-character-count="2592"/>
  </office:meta>
</office:document-meta>
</file>